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87db" officeooo:paragraph-rsid="001387db"/>
    </style:style>
    <style:style style:name="P2" style:family="paragraph" style:parent-style-name="Standard">
      <style:text-properties officeooo:rsid="001387db" officeooo:paragraph-rsid="00363722"/>
    </style:style>
    <style:style style:name="P3" style:family="paragraph" style:parent-style-name="Standard">
      <style:text-properties officeooo:rsid="00142550" officeooo:paragraph-rsid="00142550"/>
    </style:style>
    <style:style style:name="P4" style:family="paragraph" style:parent-style-name="Standard">
      <style:text-properties officeooo:rsid="001439a6" officeooo:paragraph-rsid="001439a6"/>
    </style:style>
    <style:style style:name="P5" style:family="paragraph" style:parent-style-name="Standard">
      <style:text-properties fo:font-weight="bold" officeooo:rsid="001b2a00" officeooo:paragraph-rsid="001b2a00" style:font-weight-asian="bold" style:font-weight-complex="bold"/>
    </style:style>
    <style:style style:name="P6" style:family="paragraph" style:parent-style-name="Standard">
      <style:text-properties fo:font-weight="bold" officeooo:rsid="001b2a00" officeooo:paragraph-rsid="001c2c52" style:font-weight-asian="bold" style:font-weight-complex="bold"/>
    </style:style>
    <style:style style:name="P7" style:family="paragraph" style:parent-style-name="Standard">
      <style:text-properties fo:font-weight="bold" officeooo:rsid="001c2c52" officeooo:paragraph-rsid="001c2c52" style:font-weight-asian="bold" style:font-weight-complex="bold"/>
    </style:style>
    <style:style style:name="P8" style:family="paragraph" style:parent-style-name="Standard">
      <style:text-properties fo:font-weight="bold" officeooo:rsid="001cef03" officeooo:paragraph-rsid="001cef03" style:font-weight-asian="bold" style:font-weight-complex="bold"/>
    </style:style>
    <style:style style:name="P9" style:family="paragraph" style:parent-style-name="Standard">
      <style:text-properties fo:font-weight="bold" officeooo:rsid="001cef03" officeooo:paragraph-rsid="001f522c" style:font-weight-asian="bold" style:font-weight-complex="bold"/>
    </style:style>
    <style:style style:name="P10" style:family="paragraph" style:parent-style-name="Standard">
      <style:text-properties fo:font-weight="bold" officeooo:rsid="001cef03" officeooo:paragraph-rsid="00363722" style:font-weight-asian="bold" style:font-weight-complex="bold"/>
    </style:style>
    <style:style style:name="P11" style:family="paragraph" style:parent-style-name="Standard">
      <style:text-properties fo:font-weight="bold" officeooo:rsid="001e2385" officeooo:paragraph-rsid="001e2385" style:font-weight-asian="bold" style:font-weight-complex="bold"/>
    </style:style>
    <style:style style:name="P12" style:family="paragraph" style:parent-style-name="Standard">
      <style:text-properties fo:font-weight="bold" officeooo:paragraph-rsid="00216ee7" style:font-weight-asian="bold" style:font-weight-complex="bold"/>
    </style:style>
    <style:style style:name="P13" style:family="paragraph" style:parent-style-name="Standard">
      <style:text-properties fo:font-weight="bold" officeooo:paragraph-rsid="0023076b" style:font-weight-asian="bold" style:font-weight-complex="bold"/>
    </style:style>
    <style:style style:name="P14" style:family="paragraph" style:parent-style-name="Standard">
      <style:text-properties fo:font-weight="bold" officeooo:paragraph-rsid="0024c81c" style:font-weight-asian="bold" style:font-weight-complex="bold"/>
    </style:style>
    <style:style style:name="P15" style:family="paragraph" style:parent-style-name="Standard">
      <style:text-properties fo:font-weight="bold" officeooo:paragraph-rsid="002c3383" style:font-weight-asian="bold" style:font-weight-complex="bold"/>
    </style:style>
    <style:style style:name="P16" style:family="paragraph" style:parent-style-name="Standard">
      <style:text-properties fo:font-weight="bold" officeooo:paragraph-rsid="002dba23" style:font-weight-asian="bold" style:font-weight-complex="bold"/>
    </style:style>
    <style:style style:name="P17" style:family="paragraph" style:parent-style-name="Standard">
      <style:text-properties fo:font-weight="bold" officeooo:paragraph-rsid="002fb1cd" style:font-weight-asian="bold" style:font-weight-complex="bold"/>
    </style:style>
    <style:style style:name="P18" style:family="paragraph" style:parent-style-name="Standard">
      <style:text-properties fo:font-weight="bold" officeooo:paragraph-rsid="00313f84" style:font-weight-asian="bold" style:font-weight-complex="bold"/>
    </style:style>
    <style:style style:name="P19" style:family="paragraph" style:parent-style-name="Standard">
      <style:text-properties fo:font-weight="bold" officeooo:paragraph-rsid="0031f54b" style:font-weight-asian="bold" style:font-weight-complex="bold"/>
    </style:style>
    <style:style style:name="P20" style:family="paragraph" style:parent-style-name="Standard">
      <style:text-properties fo:font-weight="bold" officeooo:paragraph-rsid="0033b2df" style:font-weight-asian="bold" style:font-weight-complex="bold"/>
    </style:style>
    <style:style style:name="P21" style:family="paragraph" style:parent-style-name="Standard">
      <style:text-properties fo:font-weight="bold" officeooo:rsid="001387db" officeooo:paragraph-rsid="00363722" style:font-weight-asian="bold" style:font-weight-complex="bold"/>
    </style:style>
    <style:style style:name="P22" style:family="paragraph" style:parent-style-name="Standard">
      <style:text-properties fo:font-weight="bold" officeooo:rsid="001387db" officeooo:paragraph-rsid="001387db" style:font-weight-asian="bold" style:font-weight-complex="bold"/>
    </style:style>
    <style:style style:name="P23" style:family="paragraph" style:parent-style-name="Standard">
      <style:text-properties fo:font-weight="bold" officeooo:rsid="00385dfe" officeooo:paragraph-rsid="00385dfe" style:font-weight-asian="bold" style:font-weight-complex="bold"/>
    </style:style>
    <style:style style:name="P24" style:family="paragraph" style:parent-style-name="Standard">
      <style:text-properties fo:font-weight="bold" officeooo:rsid="00142550" officeooo:paragraph-rsid="00142550" style:font-weight-asian="bold" style:font-weight-complex="bold"/>
    </style:style>
    <style:style style:name="P25" style:family="paragraph" style:parent-style-name="Standard">
      <style:text-properties fo:font-weight="bold" officeooo:rsid="001439a6" officeooo:paragraph-rsid="001439a6" style:font-weight-asian="bold" style:font-weight-complex="bold"/>
    </style:style>
    <style:style style:name="P26" style:family="paragraph" style:parent-style-name="Standard">
      <style:text-properties fo:font-weight="bold" officeooo:rsid="0015f51a" officeooo:paragraph-rsid="0015f51a" style:font-weight-asian="bold" style:font-weight-complex="bold"/>
    </style:style>
    <style:style style:name="P27" style:family="paragraph" style:parent-style-name="Standard">
      <style:text-properties fo:font-weight="bold" officeooo:rsid="0018bdfe" officeooo:paragraph-rsid="0018bdfe" style:font-weight-asian="bold" style:font-weight-complex="bold"/>
    </style:style>
    <style:style style:name="P28" style:family="paragraph" style:parent-style-name="Standard">
      <style:text-properties fo:font-weight="bold" officeooo:paragraph-rsid="003c7d03" style:font-weight-asian="bold" style:font-weight-complex="bold"/>
    </style:style>
    <style:style style:name="P29" style:family="paragraph" style:parent-style-name="Standard">
      <style:text-properties fo:font-weight="normal" officeooo:rsid="001b2a00" officeooo:paragraph-rsid="001b2a00" style:font-weight-asian="normal" style:font-weight-complex="normal"/>
    </style:style>
    <style:style style:name="P30" style:family="paragraph" style:parent-style-name="Standard">
      <style:text-properties fo:font-weight="normal" officeooo:rsid="001b2a00" officeooo:paragraph-rsid="001c2c52" style:font-weight-asian="normal" style:font-weight-complex="normal"/>
    </style:style>
    <style:style style:name="P31" style:family="paragraph" style:parent-style-name="Standard">
      <style:text-properties fo:font-weight="normal" officeooo:rsid="001cef03" officeooo:paragraph-rsid="001f522c" style:font-weight-asian="normal" style:font-weight-complex="normal"/>
    </style:style>
    <style:style style:name="P32" style:family="paragraph" style:parent-style-name="Standard">
      <style:text-properties fo:font-weight="normal" officeooo:rsid="001cef03" officeooo:paragraph-rsid="00216ee7" style:font-weight-asian="normal" style:font-weight-complex="normal"/>
    </style:style>
    <style:style style:name="P33" style:family="paragraph" style:parent-style-name="Standard">
      <style:text-properties fo:font-weight="normal" officeooo:rsid="001cef03" officeooo:paragraph-rsid="0033b2df" style:font-weight-asian="normal" style:font-weight-complex="normal"/>
    </style:style>
    <style:style style:name="P34" style:family="paragraph" style:parent-style-name="Standard">
      <style:text-properties fo:font-weight="normal" officeooo:rsid="001c2c52" officeooo:paragraph-rsid="001c2c52" style:font-weight-asian="normal" style:font-weight-complex="normal"/>
    </style:style>
    <style:style style:name="P35" style:family="paragraph" style:parent-style-name="Standard">
      <style:text-properties fo:font-weight="normal" officeooo:rsid="001c2c52" officeooo:paragraph-rsid="001cef03" style:font-weight-asian="normal" style:font-weight-complex="normal"/>
    </style:style>
    <style:style style:name="P36" style:family="paragraph" style:parent-style-name="Standard">
      <style:text-properties fo:font-weight="normal" officeooo:rsid="001c2c52" officeooo:paragraph-rsid="001e2385" style:font-weight-asian="normal" style:font-weight-complex="normal"/>
    </style:style>
    <style:style style:name="P37" style:family="paragraph" style:parent-style-name="Standard">
      <style:text-properties fo:font-weight="normal" officeooo:rsid="001e2385" officeooo:paragraph-rsid="001e2385" style:font-weight-asian="normal" style:font-weight-complex="normal"/>
    </style:style>
    <style:style style:name="P38" style:family="paragraph" style:parent-style-name="Standard">
      <style:text-properties fo:font-weight="normal" officeooo:paragraph-rsid="00216ee7" style:font-weight-asian="normal" style:font-weight-complex="normal"/>
    </style:style>
    <style:style style:name="P39" style:family="paragraph" style:parent-style-name="Standard">
      <style:text-properties fo:font-weight="normal" officeooo:paragraph-rsid="0026272f" style:font-weight-asian="normal" style:font-weight-complex="normal"/>
    </style:style>
    <style:style style:name="P40" style:family="paragraph" style:parent-style-name="Standard">
      <style:text-properties fo:font-weight="normal" officeooo:paragraph-rsid="002dba23" style:font-weight-asian="normal" style:font-weight-complex="normal"/>
    </style:style>
    <style:style style:name="P41" style:family="paragraph" style:parent-style-name="Standard">
      <style:text-properties fo:font-weight="normal" officeooo:rsid="002dba23" officeooo:paragraph-rsid="002dba23" style:font-weight-asian="normal" style:font-weight-complex="normal"/>
    </style:style>
    <style:style style:name="P42" style:family="paragraph" style:parent-style-name="Standard">
      <style:text-properties fo:font-weight="normal" officeooo:paragraph-rsid="0031f54b" style:font-weight-asian="normal" style:font-weight-complex="normal"/>
    </style:style>
    <style:style style:name="P43" style:family="paragraph" style:parent-style-name="Standard">
      <style:text-properties officeooo:rsid="0015f51a" officeooo:paragraph-rsid="0015f51a"/>
    </style:style>
    <style:style style:name="P44" style:family="paragraph" style:parent-style-name="Standard">
      <style:text-properties fo:font-weight="normal" officeooo:rsid="001b2a00" officeooo:paragraph-rsid="001b2a00" style:font-weight-asian="normal" style:font-weight-complex="normal"/>
    </style:style>
    <style:style style:name="P45" style:family="paragraph" style:parent-style-name="Standard">
      <style:text-properties fo:font-weight="normal" officeooo:rsid="001c2c52" officeooo:paragraph-rsid="001b2a00" style:font-weight-asian="normal" style:font-weight-complex="normal"/>
    </style:style>
    <style:style style:name="P46" style:family="paragraph" style:parent-style-name="Standard">
      <style:text-properties fo:font-weight="normal" officeooo:rsid="001c2c52" officeooo:paragraph-rsid="001c2c52" style:font-weight-asian="normal" style:font-weight-complex="normal"/>
    </style:style>
    <style:style style:name="P47" style:family="paragraph" style:parent-style-name="Standard">
      <style:text-properties fo:font-weight="normal" officeooo:rsid="001c3c51" officeooo:paragraph-rsid="001c2c52" style:font-weight-asian="normal" style:font-weight-complex="normal"/>
    </style:style>
    <style:style style:name="P48" style:family="paragraph" style:parent-style-name="Standard">
      <style:text-properties fo:font-weight="normal" officeooo:rsid="001cef03" officeooo:paragraph-rsid="001c2c52" style:font-weight-asian="normal" style:font-weight-complex="normal"/>
    </style:style>
    <style:style style:name="P49" style:family="paragraph" style:parent-style-name="Standard">
      <style:text-properties fo:font-weight="normal" officeooo:rsid="001cef03" officeooo:paragraph-rsid="001cef03" style:font-weight-asian="normal" style:font-weight-complex="normal"/>
    </style:style>
    <style:style style:name="P50" style:family="paragraph" style:parent-style-name="Standard">
      <style:text-properties fo:font-weight="normal" officeooo:rsid="001cef03" officeooo:paragraph-rsid="001f522c" style:font-weight-asian="normal" style:font-weight-complex="normal"/>
    </style:style>
    <style:style style:name="P51" style:family="paragraph" style:parent-style-name="Standard">
      <style:text-properties fo:font-weight="normal" officeooo:rsid="001e2385" officeooo:paragraph-rsid="001e2385" style:font-weight-asian="normal" style:font-weight-complex="normal"/>
    </style:style>
    <style:style style:name="P52" style:family="paragraph" style:parent-style-name="Standard">
      <style:text-properties fo:font-weight="normal" officeooo:rsid="001e2385" officeooo:paragraph-rsid="0040bc7e" style:font-weight-asian="normal" style:font-weight-complex="normal"/>
    </style:style>
    <style:style style:name="P53" style:family="paragraph" style:parent-style-name="Standard">
      <style:text-properties fo:font-weight="normal" officeooo:rsid="0023076b" officeooo:paragraph-rsid="001f522c" style:font-weight-asian="normal" style:font-weight-complex="normal"/>
    </style:style>
    <style:style style:name="P54" style:family="paragraph" style:parent-style-name="Standard">
      <style:text-properties fo:font-weight="normal" officeooo:rsid="0023076b" officeooo:paragraph-rsid="0023076b" style:font-weight-asian="normal" style:font-weight-complex="normal"/>
    </style:style>
    <style:style style:name="P55" style:family="paragraph" style:parent-style-name="Standard">
      <style:text-properties fo:font-weight="normal" officeooo:rsid="0023076b" officeooo:paragraph-rsid="00216ee7" style:font-weight-asian="normal" style:font-weight-complex="normal"/>
    </style:style>
    <style:style style:name="P56" style:family="paragraph" style:parent-style-name="Standard">
      <style:text-properties fo:font-weight="normal" officeooo:rsid="002363cf" officeooo:paragraph-rsid="00216ee7" style:font-weight-asian="normal" style:font-weight-complex="normal"/>
    </style:style>
    <style:style style:name="P57" style:family="paragraph" style:parent-style-name="Standard">
      <style:text-properties fo:font-weight="normal" officeooo:rsid="003c7d03" officeooo:paragraph-rsid="003c7d03" style:font-weight-asian="normal" style:font-weight-complex="normal"/>
    </style:style>
    <style:style style:name="P58" style:family="paragraph" style:parent-style-name="Standard">
      <style:text-properties fo:font-weight="normal" officeooo:rsid="0024c81c" officeooo:paragraph-rsid="00216ee7" style:font-weight-asian="normal" style:font-weight-complex="normal"/>
    </style:style>
    <style:style style:name="P59" style:family="paragraph" style:parent-style-name="Standard">
      <style:text-properties fo:font-weight="normal" officeooo:rsid="0024c81c" officeooo:paragraph-rsid="0024c81c" style:font-weight-asian="normal" style:font-weight-complex="normal"/>
    </style:style>
    <style:style style:name="P60" style:family="paragraph" style:parent-style-name="Standard">
      <style:text-properties fo:font-weight="normal" officeooo:rsid="0026272f" officeooo:paragraph-rsid="0026272f" style:font-weight-asian="normal" style:font-weight-complex="normal"/>
    </style:style>
    <style:style style:name="P61" style:family="paragraph" style:parent-style-name="Standard">
      <style:text-properties fo:font-weight="normal" officeooo:rsid="0026272f" officeooo:paragraph-rsid="00216ee7" style:font-weight-asian="normal" style:font-weight-complex="normal"/>
    </style:style>
    <style:style style:name="P62" style:family="paragraph" style:parent-style-name="Standard">
      <style:text-properties fo:font-weight="normal" officeooo:rsid="002762d8" officeooo:paragraph-rsid="00216ee7" style:font-weight-asian="normal" style:font-weight-complex="normal"/>
    </style:style>
    <style:style style:name="P63" style:family="paragraph" style:parent-style-name="Standard">
      <style:text-properties fo:font-weight="normal" officeooo:rsid="00293e1c" officeooo:paragraph-rsid="00216ee7" style:font-weight-asian="normal" style:font-weight-complex="normal"/>
    </style:style>
    <style:style style:name="P64" style:family="paragraph" style:parent-style-name="Standard">
      <style:text-properties fo:font-weight="normal" officeooo:rsid="002da61e" officeooo:paragraph-rsid="00216ee7" style:font-weight-asian="normal" style:font-weight-complex="normal"/>
    </style:style>
    <style:style style:name="P65" style:family="paragraph" style:parent-style-name="Standard">
      <style:text-properties fo:font-weight="normal" officeooo:rsid="002dba23" officeooo:paragraph-rsid="002dba23" style:font-weight-asian="normal" style:font-weight-complex="normal"/>
    </style:style>
    <style:style style:name="P66" style:family="paragraph" style:parent-style-name="Standard">
      <style:text-properties fo:font-weight="normal" officeooo:rsid="002dba23" officeooo:paragraph-rsid="00216ee7" style:font-weight-asian="normal" style:font-weight-complex="normal"/>
    </style:style>
    <style:style style:name="P67" style:family="paragraph" style:parent-style-name="Standard">
      <style:text-properties fo:font-weight="normal" officeooo:rsid="002fb1cd" officeooo:paragraph-rsid="002fb1cd" style:font-weight-asian="normal" style:font-weight-complex="normal"/>
    </style:style>
    <style:style style:name="P68" style:family="paragraph" style:parent-style-name="Standard">
      <style:text-properties fo:font-weight="normal" officeooo:rsid="002fb1cd" officeooo:paragraph-rsid="00313f84" style:font-weight-asian="normal" style:font-weight-complex="normal"/>
    </style:style>
    <style:style style:name="P69" style:family="paragraph" style:parent-style-name="Standard">
      <style:text-properties fo:font-weight="normal" officeooo:rsid="00313f84" officeooo:paragraph-rsid="00216ee7" style:font-weight-asian="normal" style:font-weight-complex="normal"/>
    </style:style>
    <style:style style:name="P70" style:family="paragraph" style:parent-style-name="Standard">
      <style:text-properties fo:font-weight="normal" officeooo:rsid="0031e73f" officeooo:paragraph-rsid="00216ee7" style:font-weight-asian="normal" style:font-weight-complex="normal"/>
    </style:style>
    <style:style style:name="P71" style:family="paragraph" style:parent-style-name="Standard">
      <style:text-properties fo:font-weight="normal" officeooo:rsid="0031f54b" officeooo:paragraph-rsid="00216ee7" style:font-weight-asian="normal" style:font-weight-complex="normal"/>
    </style:style>
    <style:style style:name="P72" style:family="paragraph" style:parent-style-name="Standard">
      <style:text-properties fo:font-weight="normal" officeooo:rsid="0031f54b" officeooo:paragraph-rsid="0031f54b" style:font-weight-asian="normal" style:font-weight-complex="normal"/>
    </style:style>
    <style:style style:name="P73" style:family="paragraph" style:parent-style-name="Standard">
      <style:text-properties fo:font-weight="normal" officeooo:rsid="0033b2df" officeooo:paragraph-rsid="0033b2df" style:font-weight-asian="normal" style:font-weight-complex="normal"/>
    </style:style>
    <style:style style:name="P74" style:family="paragraph" style:parent-style-name="Standard">
      <style:text-properties fo:font-weight="normal" officeooo:rsid="001fdb3e" officeooo:paragraph-rsid="0041c34b" style:font-weight-asian="normal" style:font-weight-complex="normal"/>
    </style:style>
    <style:style style:name="P75" style:family="paragraph" style:parent-style-name="Standard">
      <style:text-properties fo:font-weight="bold" officeooo:rsid="001cef03" officeooo:paragraph-rsid="001c2c52" style:font-weight-asian="bold" style:font-weight-complex="bold"/>
    </style:style>
    <style:style style:name="P76" style:family="paragraph" style:parent-style-name="Standard">
      <style:text-properties fo:font-weight="bold" officeooo:rsid="001cef03" officeooo:paragraph-rsid="001f522c" style:font-weight-asian="bold" style:font-weight-complex="bold"/>
    </style:style>
    <style:style style:name="P77" style:family="paragraph" style:parent-style-name="Standard">
      <style:text-properties fo:font-weight="bold" officeooo:rsid="0015f51a" officeooo:paragraph-rsid="0015f51a" style:font-weight-asian="bold" style:font-weight-complex="bold"/>
    </style:style>
    <style:style style:name="P78" style:family="paragraph" style:parent-style-name="Standard">
      <style:text-properties fo:font-weight="bold" officeooo:rsid="0015f51a" officeooo:paragraph-rsid="00400ec5" style:font-weight-asian="bold" style:font-weight-complex="bold"/>
    </style:style>
    <style:style style:name="P79" style:family="paragraph" style:parent-style-name="Standard">
      <style:text-properties fo:font-weight="bold" officeooo:rsid="0018bdfe" officeooo:paragraph-rsid="0018bdfe" style:font-weight-asian="bold" style:font-weight-complex="bold"/>
    </style:style>
    <style:style style:name="P80" style:family="paragraph" style:parent-style-name="Standard">
      <style:text-properties fo:font-weight="bold" officeooo:rsid="001b2a00" officeooo:paragraph-rsid="001b2a00" style:font-weight-asian="bold" style:font-weight-complex="bold"/>
    </style:style>
    <style:style style:name="P81" style:family="paragraph" style:parent-style-name="Standard">
      <style:text-properties fo:font-weight="bold" officeooo:rsid="001b2a00" officeooo:paragraph-rsid="00400ec5" style:font-weight-asian="bold" style:font-weight-complex="bold"/>
    </style:style>
    <style:style style:name="P82" style:family="paragraph" style:parent-style-name="Standard">
      <style:text-properties fo:font-weight="bold" officeooo:rsid="001e2385" officeooo:paragraph-rsid="001e2385" style:font-weight-asian="bold" style:font-weight-complex="bold"/>
    </style:style>
    <style:style style:name="P83" style:family="paragraph" style:parent-style-name="Standard">
      <style:text-properties fo:font-weight="bold" officeooo:paragraph-rsid="0040bc7e" style:font-weight-asian="bold" style:font-weight-complex="bold"/>
    </style:style>
    <style:style style:name="P84" style:family="paragraph" style:parent-style-name="Standard">
      <style:text-properties fo:font-weight="bold" officeooo:paragraph-rsid="00216ee7" style:font-weight-asian="bold" style:font-weight-complex="bold"/>
    </style:style>
    <style:style style:name="P85" style:family="paragraph" style:parent-style-name="Standard">
      <style:text-properties fo:font-weight="bold" officeooo:paragraph-rsid="0041c34b" style:font-weight-asian="bold" style:font-weight-complex="bold"/>
    </style:style>
    <style:style style:name="P86" style:family="paragraph" style:parent-style-name="Standard">
      <style:text-properties fo:font-weight="bold" officeooo:paragraph-rsid="00434444" style:font-weight-asian="bold" style:font-weight-complex="bold"/>
    </style:style>
    <style:style style:name="P87" style:family="paragraph" style:parent-style-name="Standard">
      <style:text-properties fo:font-weight="bold" officeooo:paragraph-rsid="004536cb" style:font-weight-asian="bold" style:font-weight-complex="bold"/>
    </style:style>
    <style:style style:name="P88" style:family="paragraph" style:parent-style-name="Standard">
      <style:text-properties fo:font-weight="bold" officeooo:paragraph-rsid="00461dbb" style:font-weight-asian="bold" style:font-weight-complex="bold"/>
    </style:style>
    <style:style style:name="P89" style:family="paragraph" style:parent-style-name="Text_20_body">
      <style:paragraph-properties fo:text-align="start" style:justify-single-word="false"/>
      <style:text-properties fo:font-weight="normal" officeooo:rsid="001fdb3e" officeooo:paragraph-rsid="0041c34b" style:font-weight-asian="normal" style:font-weight-complex="normal"/>
    </style:style>
    <style:style style:name="T1" style:family="text">
      <style:text-properties officeooo:rsid="00142550"/>
    </style:style>
    <style:style style:name="T2" style:family="text">
      <style:text-properties officeooo:rsid="001439a6"/>
    </style:style>
    <style:style style:name="T3" style:family="text">
      <style:text-properties officeooo:rsid="0015f51a"/>
    </style:style>
    <style:style style:name="T4" style:family="text">
      <style:text-properties officeooo:rsid="001a07e8"/>
    </style:style>
    <style:style style:name="T5" style:family="text">
      <style:text-properties fo:font-weight="normal" style:font-weight-asian="normal" style:font-weight-complex="normal"/>
    </style:style>
    <style:style style:name="T6" style:family="text">
      <style:text-properties fo:font-weight="normal" officeooo:rsid="001c2c52" style:font-weight-asian="normal" style:font-weight-complex="normal"/>
    </style:style>
    <style:style style:name="T7" style:family="text">
      <style:text-properties fo:font-weight="normal" officeooo:rsid="001c3c51" style:font-weight-asian="normal" style:font-weight-complex="normal"/>
    </style:style>
    <style:style style:name="T8" style:family="text">
      <style:text-properties fo:font-weight="normal" officeooo:rsid="001cef03" style:font-weight-asian="normal" style:font-weight-complex="normal"/>
    </style:style>
    <style:style style:name="T9" style:family="text">
      <style:text-properties fo:font-weight="normal" officeooo:rsid="001f522c" style:font-weight-asian="normal" style:font-weight-complex="normal"/>
    </style:style>
    <style:style style:name="T10" style:family="text">
      <style:text-properties fo:font-weight="normal" officeooo:rsid="0023076b" style:font-weight-asian="normal" style:font-weight-complex="normal"/>
    </style:style>
    <style:style style:name="T11" style:family="text">
      <style:text-properties fo:font-weight="normal" officeooo:rsid="002363cf" style:font-weight-asian="normal" style:font-weight-complex="normal"/>
    </style:style>
    <style:style style:name="T12" style:family="text">
      <style:text-properties fo:font-weight="normal" officeooo:rsid="0024c81c" style:font-weight-asian="normal" style:font-weight-complex="normal"/>
    </style:style>
    <style:style style:name="T13" style:family="text">
      <style:text-properties fo:font-weight="normal" officeooo:rsid="0026272f" style:font-weight-asian="normal" style:font-weight-complex="normal"/>
    </style:style>
    <style:style style:name="T14" style:family="text">
      <style:text-properties fo:font-weight="normal" officeooo:rsid="002762d8" style:font-weight-asian="normal" style:font-weight-complex="normal"/>
    </style:style>
    <style:style style:name="T15" style:family="text">
      <style:text-properties fo:font-weight="normal" officeooo:rsid="00293e1c" style:font-weight-asian="normal" style:font-weight-complex="normal"/>
    </style:style>
    <style:style style:name="T16" style:family="text">
      <style:text-properties fo:font-weight="normal" officeooo:rsid="002dba23" style:font-weight-asian="normal" style:font-weight-complex="normal"/>
    </style:style>
    <style:style style:name="T17" style:family="text">
      <style:text-properties fo:font-weight="normal" officeooo:rsid="002fb1cd" style:font-weight-asian="normal" style:font-weight-complex="normal"/>
    </style:style>
    <style:style style:name="T18" style:family="text">
      <style:text-properties fo:font-weight="normal" officeooo:rsid="00313f84" style:font-weight-asian="normal" style:font-weight-complex="normal"/>
    </style:style>
    <style:style style:name="T19" style:family="text">
      <style:text-properties fo:font-weight="normal" officeooo:rsid="0031e73f" style:font-weight-asian="normal" style:font-weight-complex="normal"/>
    </style:style>
    <style:style style:name="T20" style:family="text">
      <style:text-properties fo:font-weight="normal" officeooo:rsid="0031f54b" style:font-weight-asian="normal" style:font-weight-complex="normal"/>
    </style:style>
    <style:style style:name="T21" style:family="text">
      <style:text-properties fo:font-weight="normal" officeooo:rsid="0033b2df" style:font-weight-asian="normal" style:font-weight-complex="normal"/>
    </style:style>
    <style:style style:name="T22" style:family="text">
      <style:text-properties fo:font-weight="normal" officeooo:rsid="00363722" style:font-weight-asian="normal" style:font-weight-complex="normal"/>
    </style:style>
    <style:style style:name="T23" style:family="text">
      <style:text-properties fo:font-weight="normal" officeooo:rsid="003c7d03" style:font-weight-asian="normal" style:font-weight-complex="normal"/>
    </style:style>
    <style:style style:name="T24" style:family="text">
      <style:text-properties fo:font-weight="normal" officeooo:rsid="00400596" style:font-weight-asian="normal" style:font-weight-complex="normal"/>
    </style:style>
    <style:style style:name="T25" style:family="text">
      <style:text-properties fo:font-weight="normal" officeooo:rsid="0019e182" style:font-weight-asian="normal" style:font-weight-complex="normal"/>
    </style:style>
    <style:style style:name="T26" style:family="text">
      <style:text-properties fo:font-weight="normal" officeooo:rsid="00400ec5" style:font-weight-asian="normal" style:font-weight-complex="normal"/>
    </style:style>
    <style:style style:name="T27" style:family="text">
      <style:text-properties fo:font-weight="normal" officeooo:rsid="001b5812" style:font-weight-asian="normal" style:font-weight-complex="normal"/>
    </style:style>
    <style:style style:name="T28" style:family="text">
      <style:text-properties fo:font-weight="normal" officeooo:rsid="001fdb3e" style:font-weight-asian="normal" style:font-weight-complex="normal"/>
    </style:style>
    <style:style style:name="T29" style:family="text">
      <style:text-properties fo:font-weight="normal" officeooo:rsid="0021c266" style:font-weight-asian="normal" style:font-weight-complex="normal"/>
    </style:style>
    <style:style style:name="T30" style:family="text">
      <style:text-properties fo:font-weight="normal" officeooo:rsid="0025276e" style:font-weight-asian="normal" style:font-weight-complex="normal"/>
    </style:style>
    <style:style style:name="T31" style:family="text">
      <style:text-properties fo:font-weight="bold" style:font-weight-asian="bold" style:font-weight-complex="bold"/>
    </style:style>
    <style:style style:name="T32" style:family="text">
      <style:text-properties fo:font-weight="bold" officeooo:rsid="0026272f" style:font-weight-asian="bold" style:font-weight-complex="bold"/>
    </style:style>
    <style:style style:name="T33" style:family="text">
      <style:text-properties officeooo:rsid="001c2c52"/>
    </style:style>
    <style:style style:name="T34" style:family="text">
      <style:text-properties officeooo:rsid="001cef03"/>
    </style:style>
    <style:style style:name="T35" style:family="text">
      <style:text-properties officeooo:rsid="001e2385"/>
    </style:style>
    <style:style style:name="T36" style:family="text">
      <style:text-properties officeooo:rsid="001f522c"/>
    </style:style>
    <style:style style:name="T37" style:family="text">
      <style:text-properties officeooo:rsid="00216ee7"/>
    </style:style>
    <style:style style:name="T38" style:family="text">
      <style:text-properties officeooo:rsid="0023076b"/>
    </style:style>
    <style:style style:name="T39" style:family="text">
      <style:text-properties officeooo:rsid="0026272f"/>
    </style:style>
    <style:style style:name="T40" style:family="text">
      <style:text-properties officeooo:rsid="002dba23"/>
    </style:style>
    <style:style style:name="T41" style:family="text">
      <style:text-properties officeooo:rsid="002fb1cd"/>
    </style:style>
    <style:style style:name="T42" style:family="text">
      <style:text-properties officeooo:rsid="00313f84"/>
    </style:style>
    <style:style style:name="T43" style:family="text">
      <style:text-properties officeooo:rsid="0031e73f"/>
    </style:style>
    <style:style style:name="T44" style:family="text">
      <style:text-properties officeooo:rsid="0031f54b"/>
    </style:style>
    <style:style style:name="T45" style:family="text">
      <style:text-properties officeooo:rsid="0033b2df"/>
    </style:style>
    <style:style style:name="T46" style:family="text">
      <style:text-properties officeooo:rsid="0039a817"/>
    </style:style>
    <style:style style:name="T47" style:family="text">
      <style:text-properties officeooo:rsid="0040bc7e"/>
    </style:style>
    <style:style style:name="T48" style:family="text">
      <style:text-properties officeooo:rsid="0041c34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1. What is a variable in Python?</text:p>
      <text:p text:style-name="P2"><text:tab/>A variable is a name given to a value.</text:p>
      <text:p text:style-name="P2"/>
      <text:p text:style-name="P22">2. How do you create a variable?</text:p>
      <text:p text:style-name="P1"><text:tab/>To create a <text:s/>first we write the name of the variable and if we want to assign value to it we use assignment operator after the name and then the value.</text:p>
      <text:p text:style-name="P1"/>
      <text:p text:style-name="P22">3. How do you check the value within a variable?</text:p>
      <text:p text:style-name="P1"><text:tab/>We can check the value of the variable by printing it.</text:p>
      <text:p text:style-name="P1"/>
      <text:p text:style-name="P22">4. How do you create multiple variables in a single statement?</text:p>
      <text:p text:style-name="P1"><text:tab/>We can create multiple variables by seperating the variable names by a comma (,).</text:p>
      <text:p text:style-name="P1"/>
      <text:p text:style-name="P22">5. How do you create multiple variables with the same value?</text:p>
      <text:p text:style-name="P1">To create multiple variable with same value we seperate the variable names with a cooma and after that by using assignment operator we can provide the value.</text:p>
      <text:p text:style-name="P1"/>
      <text:p text:style-name="P22">6. How do you change the value of a variable?</text:p>
      <text:p text:style-name="P1">To change the value of a variable we use the assignment operator</text:p>
      <text:p text:style-name="P1"><text:tab/>eg a = 10</text:p>
      <text:p text:style-name="P1"><text:tab/> <text:s text:c="4"/>a = 20 (new value of a)</text:p>
      <text:p text:style-name="P22"/>
      <text:p text:style-name="P22">7. How do you reassign a variable by modifying the previous value?</text:p>
      <text:p text:style-name="P1"><text:tab/><text:span text:style-name="T46">By using the logical operators</text:span></text:p>
      <text:p text:style-name="P1"><text:tab/><text:span text:style-name="T46">add : +=</text:span></text:p>
      <text:p text:style-name="P1"><text:tab/><text:span text:style-name="T46">subtract : -= </text:span></text:p>
      <text:p text:style-name="P1"><text:tab/></text:p>
      <text:p text:style-name="P22">8. What does the statement `counter += 4` do?</text:p>
      <text:p text:style-name="P1"><text:tab/>counter += 4 will increment the value of counter variable by 4.</text:p>
      <text:p text:style-name="P1"/>
      <text:p text:style-name="P23">9. What are the rules for naming a variable?</text:p>
      <text:p text:style-name="P1"><text:tab/>The variable name should not start with a number or unserscore.</text:p>
      <text:p text:style-name="P1"><text:tab/><text:span text:style-name="T1">Uderscore is prefered between two word than camelcase (user_name , userName)</text:span></text:p>
      <text:p text:style-name="P1"><text:tab/><text:span text:style-name="T1">Long name are not prefered.</text:span></text:p>
      <text:p text:style-name="P1"/>
      <text:p text:style-name="P24">10. Are variable names case-sensitive? Do `a_variable`, `A_Variable`, and `A_VARIABLE` represent the same variable or different ones?</text:p>
      <text:p text:style-name="P3"><text:tab/>Yes, a variable name is case sensitive. `a_variable`, `A_Variable`, and `A_VARIABLE` all are different.</text:p>
      <text:p text:style-name="P3"/>
      <text:p text:style-name="P24">11. What is Syntax? Why is it important?</text:p>
      <text:p text:style-name="P3"><text:tab/>A Syntax is the <text:span text:style-name="T2">proper </text:span>way of writing <text:span text:style-name="T2">code. If the code is not written as </text:span><text:span text:style-name="T3">per</text:span><text:span text:style-name="T2"> the syntax, there are chances that it will not work.</text:span></text:p>
      <text:p text:style-name="P3"/>
      <text:p text:style-name="P24">12. What happens if you execute a statement with invalid syntax?</text:p>
      <text:p text:style-name="P4"><text:tab/>With invalid syntax, while running the code is will show an invalid syntax error.</text:p>
      <text:p text:style-name="P4"/>
      <text:p text:style-name="P25">13. How do you check the data type of a variable?</text:p>
      <text:p text:style-name="P4"><text:tab/>To check the data type we use type() operator. Eg a = 20 type(a)</text:p>
      <text:p text:style-name="P4"/>
      <text:p text:style-name="P25">14. What are the built-in data types in Python?</text:p>
      <text:p text:style-name="P4"><text:tab/>There are many inbuilt data types in python like</text:p>
      <text:p text:style-name="P4"><text:soft-page-break/><text:tab/>int, float, <text:span text:style-name="T4">complex</text:span>, str, list, dictionary, <text:span text:style-name="T3">tuple.</text:span></text:p>
      <text:p text:style-name="P43"/>
      <text:p text:style-name="P26">15. What is a primitive data type?</text:p>
      <text:p text:style-name="P78"><text:tab/><text:span text:style-name="T25">A primitive datatype is a standalone datatype. i.e., it does not contain any other datatype as <text:tab/>its component. Eg: numbers</text:span></text:p>
      <text:p text:style-name="P26"/>
      <text:p text:style-name="P27">16. What are the primitive data types available in Python?</text:p>
      <text:p text:style-name="P27"><text:tab/><text:span text:style-name="T26">Number.</text:span></text:p>
      <text:p text:style-name="P27"/>
      <text:p text:style-name="P5">17. What is a data structure or container data type?</text:p>
      <text:p text:style-name="P81"><text:tab/><text:span text:style-name="T25">It is a container that allows us to store a collection of data in certain ways that make certain operations convenient.</text:span></text:p>
      <text:p text:style-name="P5"/>
      <text:p text:style-name="P5">18. What are the container types available in Python?</text:p>
      <text:p text:style-name="P81"><text:tab/><text:span text:style-name="T27">Lists, tuples, sets, dictionaries.</text:span></text:p>
      <text:p text:style-name="P5"/>
      <text:p text:style-name="P5">19. What kind of data does the Integer data type represent ?</text:p>
      <text:p text:style-name="P29"><text:tab/>Numbers without decimal and which are not in faction.</text:p>
      <text:p text:style-name="P5">20. What are the numerical limits of the integer data type ?</text:p>
      <text:p text:style-name="P5"><text:tab/><text:span text:style-name="T5">No Limits</text:span></text:p>
      <text:p text:style-name="P5">21. What kind of data does the float data type represent ?</text:p>
      <text:p text:style-name="P29"><text:tab/>Float data type represents decimal numbers.</text:p>
      <text:p text:style-name="P5">22. How does Python decide if a given number is a float or an integer ?</text:p>
      <text:p text:style-name="P29"><text:tab/>A float is given as a decimal number and an integer is given is a number without decimal.</text:p>
      <text:p text:style-name="P29"><text:tab/>Eg </text:p>
      <text:p text:style-name="P29"><text:tab/><text:tab/>integer = 1,34,6565,342532423,...</text:p>
      <text:p text:style-name="P29"><text:tab/><text:tab/>Float = 1.4, 44.66,...</text:p>
      <text:p text:style-name="P5">23. How can you create a variable which stores a whole number, e.g., 4 but has the float data type?</text:p>
      <text:p text:style-name="P29"><text:tab/>By type casting </text:p>
      <text:p text:style-name="P29"><text:tab/>eg <text:s/>a = 4 </text:p>
      <text:p text:style-name="P29"><text:tab/> <text:s text:c="5"/>float(a)</text:p>
      <text:p text:style-name="P5">24. How do you create floats representing very large (e.g., 6.023 x 10^23) or very small numbers (0.000000123) ?</text:p>
      <text:p text:style-name="P5"><text:tab/><text:span text:style-name="T6">a = 6.023e23, <text:s text:c="2"/>b = 1.23e-7</text:span></text:p>
      <text:p text:style-name="P45"/>
      <text:p text:style-name="P5">25. What does the expression `23e-12` represent?</text:p>
      <text:p text:style-name="P30"><text:tab/><text:span text:style-name="T33">0.000000000023</text:span></text:p>
      <text:p text:style-name="P30"/>
      <text:p text:style-name="P6">26. Can floats be used to store numbers with unlimited precision ?</text:p>
      <text:p text:style-name="P6"><text:tab/><text:span text:style-name="T6">No</text:span></text:p>
      <text:p text:style-name="P34"/>
      <text:p text:style-name="P7">27. What are the differences between integers and floats?</text:p>
      <text:p text:style-name="P7"><text:tab/><text:span text:style-name="T7">Integers have the exact value. <text:s text:c="15"/></text:span></text:p>
      <text:p text:style-name="P47"><text:tab/>Float will have the approximated value.</text:p>
      <text:p text:style-name="P7"><text:tab/></text:p>
      <text:p text:style-name="P7">28. How do you convert an integer to a float ?</text:p>
      <text:p text:style-name="P7"><text:tab/><text:span text:style-name="T8">By typecasting the variable.</text:span></text:p>
      <text:p text:style-name="P48"><text:tab/>a = 3</text:p>
      <text:p text:style-name="P48"><text:tab/>float(a)</text:p>
      <text:p text:style-name="P48"/>
      <text:p text:style-name="P75">29. How do you convert a float to an integer ?</text:p>
      <text:p text:style-name="P7"><text:soft-page-break/><text:tab/><text:span text:style-name="T8">By typecasting the variable.</text:span></text:p>
      <text:p text:style-name="P48"><text:tab/>X = 56.7</text:p>
      <text:p text:style-name="P48"><text:tab/>int(X)</text:p>
      <text:p text:style-name="P48"><text:s/><text:tab/># new value of X = 56.</text:p>
      <text:p text:style-name="P7"/>
      <text:p text:style-name="P7">30. What is the result obtained when you convert 1.99 to an integer ?</text:p>
      <text:p text:style-name="P35"><text:tab/><text:span text:style-name="T34">Y = 1.99</text:span></text:p>
      <text:p text:style-name="P49"><text:tab/>int(Y)</text:p>
      <text:p text:style-name="P49"><text:s/><text:tab/># new value of Y = 1.</text:p>
      <text:p text:style-name="P34"><text:tab/></text:p>
      <text:p text:style-name="P7">31. What are the data types of the results of the division operators `/` and `//`?</text:p>
      <text:p text:style-name="P36"><text:tab/><text:span text:style-name="T34"> ‘/’ <text:s/></text:span><text:span text:style-name="T35">result will be of type float</text:span><text:span text:style-name="T34"> </text:span></text:p>
      <text:p text:style-name="P36"><text:span text:style-name="T34"><text:tab/>‘//’ <text:s/></text:span><text:span text:style-name="T35">result will be of type integer</text:span><text:span text:style-name="T34"> </text:span></text:p>
      <text:p text:style-name="P34"/>
      <text:p text:style-name="P7">32. What kind of data does the Boolean data type represent ?</text:p>
      <text:p text:style-name="P7"><text:span text:style-name="T5"><text:tab/></text:span><text:span text:style-name="T8">True or False</text:span></text:p>
      <text:p text:style-name="P48"/>
      <text:p text:style-name="P8">33. Which types of Python operators return booleans as a result ?</text:p>
      <text:p text:style-name="P37"><text:s/><text:tab/>Logical Operators</text:p>
      <text:p text:style-name="P37"/>
      <text:p text:style-name="P11">34. What happens if you try to use a boolean in arithmetic operation ?</text:p>
      <text:p text:style-name="P37"><text:tab/>When the Boolean True is used in arithmetic operations it represents 1 </text:p>
      <text:p text:style-name="P37"><text:tab/>and False represents 0.</text:p>
      <text:p text:style-name="P37"><text:tab/>So, If we do True + 1 = 2 and False + 1 = 1</text:p>
      <text:p text:style-name="P37"/>
      <text:p text:style-name="P11">35. How can any value in Python be covered to a boolean ?</text:p>
      <text:p text:style-name="P37"><text:tab/>By typecasting the value to bool we can convert any value to Boolean</text:p>
      <text:p text:style-name="P37"><text:tab/>bool(<text:span text:style-name="T36">8</text:span>)</text:p>
      <text:p text:style-name="P37"/>
      <text:p text:style-name="P11">36. What are truthy and falsy values ?</text:p>
      <text:p text:style-name="P52"><text:tab/><text:span text:style-name="T47">When we take non boolen values as boolean values.</text:span></text:p>
      <text:p text:style-name="P37"><text:tab/></text:p>
      <text:p text:style-name="P11">37. What are the values in Python that evaluate to False ?</text:p>
      <text:p text:style-name="P11"><text:tab/><text:span text:style-name="T5">0 in python will evaluate to False and all the non zero values are 1.</text:span></text:p>
      <text:p text:style-name="P37"/>
      <text:p text:style-name="P11">38. Give some examples of values that evaluate to True.</text:p>
      <text:p text:style-name="P31"><text:tab/><text:span text:style-name="T36">All the non zero values will evaluate to True</text:span></text:p>
      <text:p text:style-name="P31"><text:tab/><text:span text:style-name="T36">eg 1,45,3323,767.909,...</text:span></text:p>
      <text:p text:style-name="P31"/>
      <text:p text:style-name="P9">39. What kind of data does the None data type represent?</text:p>
      <text:p text:style-name="P9"><text:tab/><text:span text:style-name="T9">It is NoneType</text:span><text:span text:style-name="T5"><text:tab/></text:span></text:p>
      <text:p text:style-name="P9"/>
      <text:p text:style-name="P9">40. What is the purpose of None?</text:p>
      <text:p text:style-name="P10"><text:span text:style-name="T21"><text:tab/></text:span><text:span text:style-name="T22">It is same as Null</text:span></text:p>
      <text:p text:style-name="P31"/>
      <text:p text:style-name="P9">41. What kind of data does the String data type represent?</text:p>
      <text:p text:style-name="P9"><text:tab/><text:span text:style-name="T10">It is an ordered sequence of characters.</text:span></text:p>
      <text:p text:style-name="P53"/>
      <text:p text:style-name="P12">42. What are the different ways of creating strings in Python?</text:p>
      <text:p text:style-name="P38"><text:tab/><text:span text:style-name="T38">A = “Sairam”</text:span></text:p>
      <text:p text:style-name="P38"><text:tab/><text:span text:style-name="T38">greet = ‘Sairam \n How are you?’</text:span></text:p>
      <text:p text:style-name="P38"><text:tab/><text:span text:style-name="T38">a = 87 (Integer)</text:span></text:p>
      <text:p text:style-name="P38"><text:soft-page-break/><text:tab/><text:span text:style-name="T38">str(a) </text:span></text:p>
      <text:p text:style-name="P38"><text:tab/><text:span text:style-name="T38"># a = ‘87’ (string)</text:span></text:p>
      <text:p text:style-name="P38"/>
      <text:p text:style-name="P13">43. What is the difference between strings creating using single quotes <text:s/>i.e. `'` and `'` vs. Those created using double quotes <text:s/>i.e. `\ ` and `\ `?</text:p>
      <text:p text:style-name="P13"><text:span text:style-name="T5"><text:tab/></text:span><text:span text:style-name="T10">Their is no difference. We can use either (‘ ‘) or (“ ”)</text:span></text:p>
      <text:p text:style-name="P54"/>
      <text:p text:style-name="P12">44. How do you create multi-line strings in Python?</text:p>
      <text:p text:style-name="P12"><text:tab/><text:span text:style-name="T10">By using \n we can create new lines in the string.</text:span></text:p>
      <text:p text:style-name="P55"/>
      <text:p text:style-name="P12">45. What is the newline character <text:s/>`\ `?</text:p>
      <text:p text:style-name="P12"><text:tab/>‘<text:span text:style-name="T11">\n’ is the new line character</text:span></text:p>
      <text:p text:style-name="P56"/>
      <text:p text:style-name="P12">46. What are escaped characters? How are they useful?</text:p>
      <text:p text:style-name="P28"><text:tab/><text:span text:style-name="T23">These are the special sequesce indicated by ‘\’ backslash</text:span></text:p>
      <text:p text:style-name="P57"><text:tab/>\n : new line</text:p>
      <text:p text:style-name="P57"><text:tab/>\t : tab</text:p>
      <text:p text:style-name="P57"><text:tab/>\b : backspace</text:p>
      <text:p text:style-name="P57"><text:s/></text:p>
      <text:p text:style-name="P12">47. How do you check the length of a string?</text:p>
      <text:p text:style-name="P12"><text:tab/><text:span text:style-name="T11">By the len() function.</text:span></text:p>
      <text:p text:style-name="P56"><text:tab/>len(“sairam”)</text:p>
      <text:p text:style-name="P56"><text:tab/># 6</text:p>
      <text:p text:style-name="P56"/>
      <text:p text:style-name="P12">48. How do you convert a string into a list of characters?</text:p>
      <text:p text:style-name="P12"><text:tab/><text:span text:style-name="T12">By typcasting the string to list</text:span></text:p>
      <text:p text:style-name="P58"><text:tab/>a = “sairam”</text:p>
      <text:p text:style-name="P58"><text:tab/>print(list(a))</text:p>
      <text:p text:style-name="P58"><text:tab/>['s', 'a', 'i', 'r', 'a', 'm']</text:p>
      <text:p text:style-name="P58"/>
      <text:p text:style-name="P12">49. How do you access a specific character from a string?</text:p>
      <text:p text:style-name="P12"><text:tab/><text:span text:style-name="T12">To access a specific character from a string we use the index value of the character</text:span></text:p>
      <text:p text:style-name="P58"><text:tab/>a = “sairam”</text:p>
      <text:p text:style-name="P58"><text:tab/>a[0] = s #starts with 0</text:p>
      <text:p text:style-name="P58"><text:tab/>a[5] = m</text:p>
      <text:p text:style-name="P58"><text:tab/>a[-1] = m</text:p>
      <text:p text:style-name="P58"/>
      <text:p text:style-name="P12"/>
      <text:p text:style-name="P12">50. How do you access a range of characters from a string?</text:p>
      <text:p text:style-name="P14"><text:tab/><text:span text:style-name="T12">By using [:]</text:span></text:p>
      <text:p text:style-name="P59"><text:tab/>eg <text:s/>a = ‘sairam’</text:p>
      <text:p text:style-name="P14"><text:span text:style-name="T12"><text:tab/>print(a[0:</text:span><text:span text:style-name="T13">3</text:span><text:span text:style-name="T12">])</text:span></text:p>
      <text:p text:style-name="P14"><text:span text:style-name="T12"><text:tab/>sai</text:span><text:tab/><text:tab/></text:p>
      <text:p text:style-name="P12"/>
      <text:p text:style-name="P12">51. How do you check if a specific character occurs in a string?</text:p>
      <text:p text:style-name="P38"><text:tab/><text:span text:style-name="T39">We can use conditional statement and the</text:span><text:span text:style-name="T32"> in </text:span><text:span text:style-name="T39">keyword</text:span></text:p>
      <text:p text:style-name="P38"><text:tab/><text:span text:style-name="T39">x = “sairam”</text:span></text:p>
      <text:p text:style-name="P39"><text:tab/><text:span text:style-name="T39">eg <text:s text:c="2"/>if ‘a’ in x:</text:span></text:p>
      <text:p text:style-name="P39"><text:tab/><text:tab/><text:tab/><text:span text:style-name="T39">print(‘T’)</text:span></text:p>
      <text:p text:style-name="P60"><text:s/></text:p>
      <text:p text:style-name="P12">52. How do you check if a smaller string occurs within a bigger string?</text:p>
      <text:p text:style-name="P12"><text:tab/><text:span text:style-name="T13">By using the </text:span><text:span text:style-name="T39">in </text:span><text:span text:style-name="T13"><text:s/>keyword we can check if smaller string is there in bigger string or not</text:span></text:p>
      <text:p text:style-name="P61"><text:soft-page-break/><text:tab/>a = “sairam”</text:p>
      <text:p text:style-name="P61"><text:tab/>eg if “ram” in a</text:p>
      <text:p text:style-name="P61"/>
      <text:p text:style-name="P12">53. How do you join two or more strings?</text:p>
      <text:p text:style-name="P12"><text:tab/><text:span text:style-name="T13">By using </text:span><text:span text:style-name="T24">+ operator</text:span></text:p>
      <text:p text:style-name="P61"><text:tab/>eg a = "sai"</text:p>
      <text:p text:style-name="P61"><text:tab/> <text:s text:c="4"/>b = "ram"</text:p>
      <text:p text:style-name="P12"><text:span text:style-name="T13"><text:s text:c="5"/><text:tab/> <text:s text:c="4"/></text:span><text:span text:style-name="T14">c</text:span><text:span text:style-name="T13"> = a+b</text:span></text:p>
      <text:p text:style-name="P61"><text:s text:c="16"/>print(c)</text:p>
      <text:p text:style-name="P61"><text:s text:c="16"/>sairam</text:p>
      <text:p text:style-name="P61"/>
      <text:p text:style-name="P12">54. What are \ “methods\” <text:s/>in Python? How are they different from functions?</text:p>
      <text:p text:style-name="P83"><text:tab/><text:span text:style-name="T28">Methods are the operations that belong to a class. They are bound to a class and can be called using a reference of an object of the class. Functions can be called without such a constraint.</text:span></text:p>
      <text:p text:style-name="P83"><text:span text:style-name="T28"/></text:p>
      <text:p text:style-name="P12">55. What do the `.lower` ,`.upper` and `.capitalize` methods on strings do?</text:p>
      <text:p text:style-name="P12"><text:tab/><text:span text:style-name="T5">.</text:span><text:span text:style-name="T14">lower() = to make the string lower case</text:span></text:p>
      <text:p text:style-name="P62"><text:tab/>.upper() = <text:s/>to make the string uppper case</text:p>
      <text:p text:style-name="P62"><text:tab/>.capitalze() = <text:s/>to make the first character capital</text:p>
      <text:p text:style-name="P62"/>
      <text:p text:style-name="P12">56. How do you replace a specific part of a string with something else?</text:p>
      <text:p text:style-name="P12"><text:tab/><text:span text:style-name="T14">By using replace method we can replace a specific part of a string</text:span></text:p>
      <text:p text:style-name="P62"><text:tab/>eg <text:s/>a = “sai ram”</text:p>
      <text:p text:style-name="P62"><text:tab/>a.replace(‘sai’ , ‘Sai’)</text:p>
      <text:p text:style-name="P62"><text:tab/># a = “Sai ram”</text:p>
      <text:p text:style-name="P62"/>
      <text:p text:style-name="P12">57. How do you split the string “\ Sun Mon Tue Wed Thu Fri Sat\” <text:s/>into a list of days?</text:p>
      <text:p text:style-name="P12"><text:tab/><text:span text:style-name="T15">By using split method</text:span></text:p>
      <text:p text:style-name="P63"><text:tab/>eg d = "Sun Mon Tue Wed Thu Fri Sat"</text:p>
      <text:p text:style-name="P63"><text:tab/> <text:s text:c="4"/>d.split()</text:p>
      <text:p text:style-name="P63"><text:tab/> <text:s text:c="4"/>['Sun', 'Mon', 'Tue', 'Wed', 'Thu', 'Fri', 'Sat'] </text:p>
      <text:p text:style-name="P63"/>
      <text:p text:style-name="P15">58. How do you remove whitespace from the beginning and end of a string?</text:p>
      <text:p text:style-name="P16"><text:tab/><text:span text:style-name="T16">By using strip method we can <text:s/>remove whitespace from the beginning and end of a string</text:span></text:p>
      <text:p text:style-name="P15"><text:s text:c="2"/></text:p>
      <text:p text:style-name="P12">59. What is the string `.format` method used for? Can you give an example?</text:p>
      <text:p text:style-name="P85"><text:tab/><text:span text:style-name="T28">t is used to integrate variables and other dynamic elements to a string.</text:span></text:p>
      <text:p text:style-name="P89"><text:tab/>name = '<text:span text:style-name="T48">Sairam</text:span>'</text:p>
      <text:p text:style-name="P89"><text:tab/>temp = '<text:span text:style-name="T48">Om Sri </text:span><text:s/>{}.'</text:p>
      <text:p text:style-name="P89"><text:tab/>temp.format(name)</text:p>
      <text:p text:style-name="P74"><text:tab/>'<text:span text:style-name="T48">Om Sri Sairam</text:span>.'</text:p>
      <text:p text:style-name="P64"/>
      <text:p text:style-name="P12">60. What are the benefits of using the `.format` method instead of string concatenation?</text:p>
      <text:p text:style-name="P86"><text:tab/><text:span text:style-name="T29">The .format method is easier to use and is more dynamic. Once a string is defined containing curly braces, the format function can be called on it any number of times while passing different variables to replace the braces. Such is not the case for concaenation.</text:span></text:p>
      <text:p text:style-name="P12"/>
      <text:p text:style-name="P12">61. How do you convert a value of another type to a string?</text:p>
      <text:p text:style-name="P16"><text:tab/><text:span text:style-name="T16">By typecasting the value to string (str) we can convert a value of another type to a string.</text:span></text:p>
      <text:p text:style-name="P41"/>
      <text:p text:style-name="P12"><text:soft-page-break/>62. How do you check if two strings have the same value?</text:p>
      <text:p text:style-name="P87"><text:tab/><text:span text:style-name="T29">Using the == operator.</text:span></text:p>
      <text:p text:style-name="P66"/>
      <text:p text:style-name="P12">63. Where can you find the list of all the methods supported by strings?</text:p>
      <text:p text:style-name="P38"><text:tab/><text:span text:style-name="T41">dir(list)</text:span></text:p>
      <text:p text:style-name="P12"/>
      <text:p text:style-name="P12"><text:tab/></text:p>
      <text:p text:style-name="P12">64. What is a list in Python?</text:p>
      <text:p text:style-name="P12"><text:tab/><text:span text:style-name="T16">A list is an ordered, mutable aray of objects.</text:span></text:p>
      <text:p text:style-name="P12"/>
      <text:p text:style-name="P12">65. How do you create a list?</text:p>
      <text:p text:style-name="P38"><text:tab/><text:span text:style-name="T40">To create a list </text:span></text:p>
      <text:p text:style-name="P38"><text:tab/><text:span text:style-name="T40">list = []</text:span></text:p>
      <text:p text:style-name="P38"><text:tab/><text:span text:style-name="T40">list1 = [1, 2,3,...]</text:span></text:p>
      <text:p text:style-name="P38"><text:tab/><text:span text:style-name="T40">list2 = [‘a’, ‘apple’, ‘ball”]</text:span></text:p>
      <text:p text:style-name="P38"/>
      <text:p text:style-name="P12">66. Can a Python list contain values of different data types?</text:p>
      <text:p text:style-name="P38"><text:tab/><text:span text:style-name="T40">Yes </text:span></text:p>
      <text:p text:style-name="P40"><text:tab/><text:span text:style-name="T40">list2 = [‘a’, ‘apple’, ‘ball’, 1,2,3 ]</text:span></text:p>
      <text:p text:style-name="P40"/>
      <text:p text:style-name="P12">67. Can a list contain another list as an element within it?</text:p>
      <text:p text:style-name="P38"><text:tab/><text:span text:style-name="T40">Yes</text:span></text:p>
      <text:p text:style-name="P40"><text:tab/><text:span text:style-name="T40">list2 = [‘a’, ‘apple’, ‘ball’, [1, 2,3,]</text:span></text:p>
      <text:p text:style-name="P40"/>
      <text:p text:style-name="P12">68. Can you create a list without any values?</text:p>
      <text:p text:style-name="P38"><text:tab/><text:span text:style-name="T40">Yes</text:span></text:p>
      <text:p text:style-name="P38"/>
      <text:p text:style-name="P12">69. How do you check the length of a list in Python?</text:p>
      <text:p text:style-name="P16"><text:tab/><text:span text:style-name="T16">Len(list_name)</text:span></text:p>
      <text:p text:style-name="P41"><text:s/></text:p>
      <text:p text:style-name="P12">70. How do you retrieve a value from a list?</text:p>
      <text:p text:style-name="P38"><text:tab/><text:span text:style-name="T40">list[index_number]</text:span></text:p>
      <text:p text:style-name="P38"/>
      <text:p text:style-name="P12">71. What is the smallest and largest index you can use to access elements from a list containing <text:span text:style-name="T37">f</text:span>ive elements?</text:p>
      <text:p text:style-name="P38"><text:tab/><text:span text:style-name="T40">Smallest: -5</text:span></text:p>
      <text:p text:style-name="P41"><text:tab/>Largest : 4</text:p>
      <text:p text:style-name="P41"/>
      <text:p text:style-name="P12">72. What happens if you try to access an index equal to or larger than the size of a list?</text:p>
      <text:p text:style-name="P38"><text:tab/><text:span text:style-name="T40">Index out of bound error</text:span></text:p>
      <text:p text:style-name="P38"/>
      <text:p text:style-name="P12">73. What happens if you try to access a negative index within a list?</text:p>
      <text:p text:style-name="P12"><text:tab/><text:span text:style-name="T16">It starts from the back</text:span></text:p>
      <text:p text:style-name="P66"/>
      <text:p text:style-name="P12">74. How do you access a range of elements from a list?</text:p>
      <text:p text:style-name="P12"><text:tab/><text:span text:style-name="T16">List[0:5] # 5 is not included</text:span></text:p>
      <text:p text:style-name="P66"/>
      <text:p text:style-name="P12">75. How many elements does the list returned by the expression `a_list[2:5]` contain?</text:p>
      <text:p text:style-name="P40"><text:tab/><text:span text:style-name="T40">3 elements. Elements at index at 2,3,4.</text:span></text:p>
      <text:p text:style-name="P40"/>
      <text:p text:style-name="P12">76. What do the ranges `a_list[:2]` and `a_list[2:]` represent?</text:p>
      <text:p text:style-name="P40"><text:tab/>a_list[:2] : <text:span text:style-name="T40">elemenst from 0 to 2 not including 2</text:span></text:p>
      <text:p text:style-name="P40"><text:soft-page-break/><text:tab/>a_list[2:] : <text:span text:style-name="T40">elements from 2 till the end</text:span></text:p>
      <text:p text:style-name="P40"/>
      <text:p text:style-name="P12">77. How do you change the item stored at a specific index within a list?</text:p>
      <text:p text:style-name="P12"><text:tab/><text:span text:style-name="T16">By using the index value</text:span></text:p>
      <text:p text:style-name="P17"><text:span text:style-name="T40"><text:tab/></text:span><text:span text:style-name="T17">a_list[2] <text:s/>= new_value</text:span></text:p>
      <text:p text:style-name="P67"/>
      <text:p text:style-name="P12">78. How do you insert a new item at the beginning , middle <text:s/>or end of a list?</text:p>
      <text:p text:style-name="P67"><text:tab/>To insert in end: list.append()</text:p>
      <text:p text:style-name="P67"><text:tab/>and list.insert(value, index)</text:p>
      <text:p text:style-name="P67"/>
      <text:p text:style-name="P12">79. How do you remove an item from al list?</text:p>
      <text:p text:style-name="P38"><text:tab/><text:span text:style-name="T41">list_name.remove(value)</text:span></text:p>
      <text:p text:style-name="P38"/>
      <text:p text:style-name="P12">80. How do you remove the item at a given index from a list?</text:p>
      <text:p text:style-name="P17"><text:span text:style-name="T5"><text:tab/></text:span><text:span text:style-name="T17">list_name.remove(value)</text:span><text:tab/></text:p>
      <text:p text:style-name="P17"/>
      <text:p text:style-name="P12">81. How do you check if a list contains a value?</text:p>
      <text:p text:style-name="P12"><text:tab/><text:span text:style-name="T5"> </text:span><text:span text:style-name="T18">By using the </text:span><text:span text:style-name="T42">in </text:span><text:span text:style-name="T18">keyword</text:span></text:p>
      <text:p text:style-name="P69"/>
      <text:p text:style-name="P12">82. How do you combine two or most lists to create a larger list?</text:p>
      <text:p text:style-name="P12"><text:tab/><text:span text:style-name="T18">By using the extend method</text:span></text:p>
      <text:p text:style-name="P18"><text:span text:style-name="T18"><text:tab/></text:span><text:span text:style-name="T17">list_name.</text:span><text:span text:style-name="T18">extend</text:span><text:span text:style-name="T17">(</text:span><text:span text:style-name="T18">new_list</text:span><text:span text:style-name="T17">)</text:span></text:p>
      <text:p text:style-name="P68"/>
      <text:p text:style-name="P12">83. How do you create a copy of a list?</text:p>
      <text:p text:style-name="P12"><text:tab/><text:span text:style-name="T19">By using the copy method </text:span></text:p>
      <text:p text:style-name="P70"/>
      <text:p text:style-name="P12">84. Does the expression `a_new_list = a_list` create a copy of the list `a_list`?</text:p>
      <text:p text:style-name="P38"><text:tab/><text:span text:style-name="T43">Yes</text:span></text:p>
      <text:p text:style-name="P38"><text:tab/>a_list = ['a', 'b', 'c']</text:p>
      <text:p text:style-name="P38"><text:tab/>a_new_list = a_list</text:p>
      <text:p text:style-name="P38"><text:tab/>print(a_new_list)</text:p>
      <text:p text:style-name="P38"><text:tab/>['a', 'b', 'c']</text:p>
      <text:p text:style-name="P38"/>
      <text:p text:style-name="P12">85. Where can you find the list of all the methods supported by lists?</text:p>
      <text:p text:style-name="P38"><text:tab/><text:span text:style-name="T43">dir(list)</text:span></text:p>
      <text:p text:style-name="P38"/>
      <text:p text:style-name="P12">86. What is a Tuple in Python?</text:p>
      <text:p text:style-name="P38"><text:tab/><text:span text:style-name="T43">A <text:s/>Tuple is an immutable list </text:span></text:p>
      <text:p text:style-name="P38"/>
      <text:p text:style-name="P12">87. How is a tuple different from a list?</text:p>
      <text:p text:style-name="P38"><text:tab/><text:span text:style-name="T43">The values of a tuple can not be modified.</text:span></text:p>
      <text:p text:style-name="P38"/>
      <text:p text:style-name="P12"><text:span text:style-name="T37">8</text:span>8. Can you add or remove elements in a tuple?</text:p>
      <text:p text:style-name="P12"><text:tab/><text:span text:style-name="T5"> </text:span><text:span text:style-name="T19">The elements of a tuple can’t be removed also we can’t add </text:span><text:span text:style-name="T20">new values in a tuple.</text:span></text:p>
      <text:p text:style-name="P71"/>
      <text:p text:style-name="P12">89. How do you create a tuple with just one element?</text:p>
      <text:p text:style-name="P38"><text:tab/><text:span text:style-name="T44">Tuple = (1)</text:span></text:p>
      <text:p text:style-name="P38"/>
      <text:p text:style-name="P12">90. How do you convert a tuple to a list and vice versa?</text:p>
      <text:p text:style-name="P38"><text:tab/><text:span text:style-name="T44">By typecasting </text:span></text:p>
      <text:p text:style-name="P38"><text:tab/><text:span text:style-name="T44">list(tuple_name)</text:span></text:p>
      <text:p text:style-name="P38"><text:tab/><text:span text:style-name="T44">tuple(list_name)</text:span></text:p>
      <text:p text:style-name="P38"><text:soft-page-break/></text:p>
      <text:p text:style-name="P12">91. What are the `count` and `index` method of a Tuple used for?</text:p>
      <text:p text:style-name="P12"><text:tab/><text:span text:style-name="T20">Count : counting a occurence of an element </text:span></text:p>
      <text:p text:style-name="P72"><text:tab/>index: finding the index of the element (it apprearing multiple times the the first index is taken)</text:p>
      <text:p text:style-name="P12">92. What is a dictionary in Python?</text:p>
      <text:p text:style-name="P38"><text:tab/><text:span text:style-name="T44">A dictionary is a collection of key value pairs.</text:span></text:p>
      <text:p text:style-name="P38"/>
      <text:p text:style-name="P12">93. How do you create a dictionary?</text:p>
      <text:p text:style-name="P38"><text:tab/><text:span text:style-name="T44">dict_name = {}</text:span></text:p>
      <text:p text:style-name="P42"><text:tab/><text:span text:style-name="T44">dict_name1 = {1 : “one”, 2 : <text:s/>“two”}</text:span></text:p>
      <text:p text:style-name="P42"><text:tab/></text:p>
      <text:p text:style-name="P12">94. What are keys and values?</text:p>
      <text:p text:style-name="P88"><text:tab/><text:span text:style-name="T30">Keys are the identities of the elements of the dictionary and values are the actual data.</text:span></text:p>
      <text:p text:style-name="P88"><text:span text:style-name="T34"><text:tab/></text:span></text:p>
      <text:p text:style-name="P12">95. How do you access the value associated with a specific key in a dictionary?</text:p>
      <text:p text:style-name="P19"><text:tab/><text:span text:style-name="T20">dict_name[key] to get the value of the specified key</text:span></text:p>
      <text:p text:style-name="P72"/>
      <text:p text:style-name="P12">96. What happens if you try to access the value for a key that doesn't exist in a dictionary?</text:p>
      <text:p text:style-name="P12"><text:tab/><text:span text:style-name="T20">We will get an error.</text:span></text:p>
      <text:p text:style-name="P71"/>
      <text:p text:style-name="P12">97. What is the `.get` method of a dictionary used for?</text:p>
      <text:p text:style-name="P12"><text:tab/><text:span text:style-name="T5"> </text:span><text:span text:style-name="T20">To get the value of the given key.</text:span></text:p>
      <text:p text:style-name="P71"/>
      <text:p text:style-name="P12">98. How do you change the value associated with a key in a dictionary?</text:p>
      <text:p text:style-name="P20"><text:tab/><text:span text:style-name="T20">dict_name</text:span><text:span text:style-name="T21">[key] = new_value</text:span></text:p>
      <text:p text:style-name="P73"/>
      <text:p text:style-name="P12">99. How do you add or remove a key-value pair in a dictionary?</text:p>
      <text:p text:style-name="P12"><text:tab/></text:p>
      <text:p text:style-name="P32"><text:span text:style-name="T31">100. How do you access the keys ,values <text:s/>and key-value pairs within a dictionary? </text:span><text:tab/> <text:tab/></text:p>
      <text:p text:style-name="P33"><text:tab/><text:span text:style-name="T45">Keys: </text:span><text:span text:style-name="T44">dict_name.</text:span><text:span text:style-name="T45">keys()</text:span></text:p>
      <text:p text:style-name="P33"><text:tab/><text:span text:style-name="T45">Values: </text:span><text:span text:style-name="T44">dict_name.</text:span><text:span text:style-name="T45">values()</text:span></text:p>
      <text:p text:style-name="P33"><text:tab/><text:span text:style-name="T45">key-value: </text:span><text:span text:style-name="T44">dict_name.</text:span><text:span text:style-name="T45">items()</text:span></text:p>
      <text:p text:style-name="P33"><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6T14:21:35.637941292</meta:creation-date>
    <dc:date>2023-07-08T16:11:25.734716702</dc:date>
    <meta:editing-duration>PT1H58M27S</meta:editing-duration>
    <meta:editing-cycles>34</meta:editing-cycles>
    <meta:generator>LibreOffice/7.3.7.2$Linux_X86_64 LibreOffice_project/30$Build-2</meta:generator>
    <meta:document-statistic meta:table-count="0" meta:image-count="0" meta:object-count="0" meta:page-count="8" meta:paragraph-count="298" meta:word-count="2382" meta:character-count="12678" meta:non-whitespace-character-count="10242"/>
  </office:meta>
</office:document-meta>
</file>